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1cm" fo:min-width="1.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16cm" fo:min-width="1.082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1cm" fo:min-width="2.875cm"/>
      <style:paragraph-properties style:writing-mode="lr-tb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0.475cm" fo:min-width="2.75cm"/>
      <style:paragraph-properties style:writing-mode="lr-tb"/>
    </style:style>
    <style:style style:name="gr5" style:family="graphic" style:parent-style-name="standard">
      <style:graphic-properties svg:stroke-color="#2a6099" draw:textarea-horizontal-align="justify" draw:textarea-vertical-align="middle" draw:auto-grow-height="false" fo:min-height="0.486cm" fo:min-width="1.876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svg:stroke-color="#2a6099" draw:marker-end="Arrowheads_20_3" draw:marker-end-width="0.152cm" draw:fill="none" draw:textarea-vertical-align="middle"/>
    </style:style>
    <style:style style:name="gr8" style:family="graphic" style:parent-style-name="objectwithoutfill">
      <style:graphic-properties svg:stroke-color="#2a6099" draw:marker-end="Arrowheads_20_4" draw:marker-end-width="0.152cm" draw:fill="none" draw:textarea-vertical-align="middle"/>
    </style:style>
    <style:style style:name="gr9" style:family="graphic" style:parent-style-name="objectwithoutfill">
      <style:graphic-properties svg:stroke-color="#2a6099" draw:marker-end="Arrowheads_20_5" draw:marker-end-width="0.152cm" draw:fill="none" draw:textarea-vertical-align="middle"/>
    </style:style>
    <style:style style:name="gr10" style:family="graphic" style:parent-style-name="objectwithoutfill">
      <style:graphic-properties draw:marker-end="Arrowheads_20_6" draw:marker-end-width="0.15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5cm" svg:height="0.65cm" svg:x="1.586cm" svg:y="0.12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1.754cm" svg:height="0.66cm" svg:x="1.592cm" svg:y="6.074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375cm" svg:height="1.25cm" svg:x="0.774cm" svg:y="1.222cm">
          <text:p text:style-name="P1">Escolhe novo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25cm" svg:height="0.725cm" svg:x="0.836cm" svg:y="2.882cm">
          <text:p text:style-name="P1">print(n%2 != 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4.75cm" svg:height="1.47cm" svg:x="0.096cm" svg:y="4.065cm">
          <text:p text:style-name="P1">Todos já escolhido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line" svg:x1="2.461cm" svg:y1="0.775cm" svg:x2="2.462cm" svg:y2="1.222cm" draw:start-shape="id1" draw:start-glue-point="6" draw:end-shape="id2" draw:end-glue-point="4" svg:d="M2461 775l1 447" svg:viewBox="0 0 2 448">
          <text:p/>
        </draw:connector>
        <draw:connector draw:style-name="gr7" draw:text-style-name="P2" draw:layer="layout" draw:type="line" svg:x1="2.462cm" svg:y1="2.472cm" svg:x2="2.461cm" svg:y2="2.882cm" draw:start-shape="id2" draw:start-glue-point="6" draw:end-shape="id3" draw:end-glue-point="4" svg:d="M2462 2472l-1 410" svg:viewBox="0 0 2 411">
          <text:p/>
        </draw:connector>
        <draw:connector draw:style-name="gr8" draw:text-style-name="P2" draw:layer="layout" draw:type="line" svg:x1="2.461cm" svg:y1="3.607cm" svg:x2="2.471cm" svg:y2="4.065cm" draw:start-shape="id3" draw:start-glue-point="6" draw:end-shape="id4" draw:end-glue-point="4" svg:d="M2461 3607l10 458" svg:viewBox="0 0 11 459">
          <text:p/>
        </draw:connector>
        <draw:connector draw:style-name="gr9" draw:text-style-name="P2" draw:layer="layout" svg:x1="4.846cm" svg:y1="4.8cm" svg:x2="4.149cm" svg:y2="1.847cm" draw:start-shape="id4" draw:start-glue-point="7" draw:end-shape="id2" draw:end-glue-point="7" svg:d="M4846 4800h526v-2953h-1223" svg:viewBox="0 0 1224 2954">
          <text:p/>
        </draw:connector>
        <draw:connector draw:style-name="gr10" draw:text-style-name="P2" draw:layer="layout" draw:type="line" svg:x1="2.471cm" svg:y1="5.535cm" svg:x2="2.469cm" svg:y2="6.074cm" draw:start-shape="id4" draw:start-glue-point="6" draw:end-shape="id5" draw:end-glue-point="4" svg:d="M2471 5535l-2 539" svg:viewBox="0 0 3 540">
          <text:p/>
        </draw:connector>
        <draw:frame draw:style-name="gr11" draw:text-style-name="P3" draw:layer="layout" svg:width="1.23cm" svg:height="0.852cm" svg:x="2.341cm" svg:y="5.41cm">
          <draw:text-box>
            <text:p>T</text:p>
          </draw:text-box>
        </draw:frame>
        <draw:frame draw:style-name="gr12" draw:text-style-name="P3" draw:layer="layout" svg:width="1.26cm" svg:height="0.852cm" svg:x="4.741cm" svg:y="4.31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1:43:44.563067493</dc:date>
    <meta:editing-duration>PT1H28M47S</meta:editing-duration>
    <meta:editing-cycles>23</meta:editing-cycles>
    <meta:generator>LibreOffice/7.3.7.2$Linux_X86_64 LibreOffice_project/30$Build-2</meta:generator>
    <meta:document-statistic meta:object-count="12"/>
  </office:meta>
</office:document-meta>
</file>